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E0000024465412A2CA71314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9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17c0b" draw:textarea-vertical-align="middle" draw:auto-grow-height="false" fo:min-height="4.55cm" fo:min-width="5.9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17c0b"/>
      <style:paragraph-properties fo:text-align="center"/>
    </style:style>
    <style:style style:name="P4" style:family="paragraph">
      <style:paragraph-properties fo:text-align="center"/>
      <style:text-properties fo:color="#ea7500" fo:font-size="24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ea7500" fo:font-size="24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600" style:font-size-asian="18pt" style:font-size-complex="18pt"/>
    </style:style>
    <style:style style:name="T4" style:family="text">
      <style:text-properties fo:color="#ea7500"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1cm" svg:height="5.84cm" svg:x="1.998cm" svg:y="6.938cm">
          <draw:text-box>
            <text:p><text:span text:style-name="T1">Unüberwachtes Lernen</text:span></text:p>
            <text:p/>
            <text:list text:style-name="L2">
              <text:list-item>
                <text:p><text:span text:style-name="T2">Clustering</text:span></text:p>
              </text:list-item>
              <text:list-item>
                <text:p><text:span text:style-name="T2">Reduzierung der Dimensionalität</text:span></text:p>
              </text:list-item>
              <text:list-item>
                <text:p><text:span text:style-name="T2">Anomalieerkennung </text:span></text:p>
              </text:list-item>
            </text:list>
          </draw:text-box>
        </draw:frame>
        <draw:frame draw:style-name="gr2" draw:text-style-name="P1" draw:layer="layout" svg:width="7.367cm" svg:height="5.141cm" svg:x="15.482cm" svg:y="6.938cm">
          <draw:text-box>
            <text:p><text:span text:style-name="T1">Überwachtes Lernen</text:span></text:p>
            <text:p/>
            <text:list text:style-name="L2">
              <text:list-item>
                <text:p><text:span text:style-name="T2">Regression</text:span></text:p>
              </text:list-item>
              <text:list-item>
                <text:p><text:span text:style-name="T3">Klassifikation</text:span></text:p>
              </text:list-item>
              <text:list-item>
                <text:p><text:span text:style-name="T2">Ranking</text:span></text:p>
              </text:list-item>
            </text:list>
          </draw:text-box>
        </draw:frame>
        <draw:frame draw:style-name="gr3" draw:text-style-name="P2" draw:layer="layout" svg:width="16.583cm" svg:height="18.99cm" svg:x="10.896cm" svg:y="0.216cm">
          <draw:image xlink:href="Pictures/10000201000001DE0000024465412A2CA713143F.png" xlink:type="simple" xlink:show="embed" xlink:actuate="onLoad" loext:mime-type="image/png">
            <text:p/>
          </draw:image>
        </draw:frame>
        <draw:custom-shape draw:style-name="gr4" draw:text-style-name="P3" draw:layer="layout" svg:width="6.463cm" svg:height="4.8cm" svg:x="8.704cm" svg:y="5.23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5" draw:text-style-name="P5" draw:layer="layout" svg:width="9.357cm" svg:height="3.083cm" svg:x="7.257cm" svg:y="3.049cm">
          <draw:text-box>
            <text:p text:style-name="P4"><text:span text:style-name="T4">Taxonomie des</text:span></text:p>
            <text:p text:style-name="P4"><text:span text:style-name="T4">Maschinellen Lerne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0:25:33.662477906</meta:creation-date>
    <dc:date>2021-02-19T10:39:37.679663204</dc:date>
    <meta:editing-duration>PT14M3S</meta:editing-duration>
    <meta:editing-cycles>3</meta:editing-cycles>
    <meta:generator>LibreOffice/6.4.6.2$Linux_X86_64 LibreOffice_project/40$Build-2</meta:generator>
    <meta:document-statistic meta:object-count="5"/>
  </office:meta>
</office:document-meta>
</file>